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6.501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5.83cm" table:align="left" style:writing-mode="lr-tb"/>
    </style:style>
    <style:style style:name="Table2.A" style:family="table-column">
      <style:table-column-properties style:column-width="0.432cm"/>
    </style:style>
    <style:style style:name="Table2.B" style:family="table-column">
      <style:table-column-properties style:column-width="1.603cm"/>
    </style:style>
    <style:style style:name="Table2.C" style:family="table-column">
      <style:table-column-properties style:column-width="3.794cm"/>
    </style:style>
    <style:style style:name="Table2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16.50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5.83cm" table:align="left" style:writing-mode="lr-tb"/>
    </style:style>
    <style:style style:name="Table5.A" style:family="table-column">
      <style:table-column-properties style:column-width="0.432cm"/>
    </style:style>
    <style:style style:name="Table5.B" style:family="table-column">
      <style:table-column-properties style:column-width="1.603cm"/>
    </style:style>
    <style:style style:name="Table5.C" style:family="table-column">
      <style:table-column-properties style:column-width="3.794cm"/>
    </style:style>
    <style:style style:name="Table5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6.501cm" style:rel-column-width="65535*"/>
    </style:style>
    <style:style style:name="Table3.A1" style:family="table-cell">
      <style:table-cell-properties fo:padding="0.097cm" fo:border="0.5pt solid #000000"/>
    </style:style>
    <style:style style:name="Table6" style:family="table">
      <style:table-properties style:width="12.792cm" table:align="left" style:writing-mode="lr-tb"/>
    </style:style>
    <style:style style:name="Table6.A" style:family="table-column">
      <style:table-column-properties style:column-width="0.432cm"/>
    </style:style>
    <style:style style:name="Table6.B" style:family="table-column">
      <style:table-column-properties style:column-width="6.14cm"/>
    </style:style>
    <style:style style:name="Table6.C" style:family="table-column">
      <style:table-column-properties style:column-width="6.219cm"/>
    </style:style>
    <style:style style:name="Table6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P1" style:family="paragraph" style:parent-style-name="docdata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2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3" style:family="paragraph" style:parent-style-name="Normal_20__28_Web_29_">
      <style:paragraph-properties fo:margin-top="2.328cm" fo:margin-bottom="0cm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cm" fo:margin-bottom="0.353cm" style:contextual-spacing="false" fo:line-height="113%" fo:text-align="center" style:justify-single-word="false"/>
      <style:text-properties fo:language="en" fo:country="US" officeooo:rsid="0046b5b4" officeooo:paragraph-rsid="0046b5b4"/>
    </style:style>
    <style:style style:name="P5" style:family="paragraph" style:parent-style-name="Normal_20__28_Web_29_">
      <style:paragraph-properties fo:margin-top="2.752cm" fo:margin-bottom="0cm" style:contextual-spacing="false" fo:line-height="150%"/>
      <style:text-properties fo:language="en" fo:country="US"/>
    </style:style>
    <style:style style:name="P6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  <style:text-properties fo:color="#000000" loext:opacity="100%"/>
    </style:style>
    <style:style style:name="P7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</style:style>
    <style:style style:name="P8" style:family="paragraph" style:parent-style-name="Normal_20__28_Web_29_">
      <style:paragraph-properties fo:margin-top="0cm" fo:margin-bottom="0cm" style:contextual-spacing="false" fo:line-height="150%" fo:text-indent="9.502cm" style:auto-text-indent="false"/>
    </style:style>
    <style:style style:name="P9" style:family="paragraph" style:parent-style-name="Normal_20__28_Web_29_">
      <style:paragraph-properties fo:margin-top="5.292cm" fo:margin-bottom="0cm" style:contextual-spacing="false" fo:line-height="150%" fo:text-align="center" style:justify-single-word="false"/>
    </style:style>
    <style:style style:name="P10" style:family="paragraph" style:parent-style-name="Standard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rmal_20__28_Web_29_">
      <style:paragraph-properties fo:margin-top="0cm" fo:margin-bottom="0.423cm" style:contextual-spacing="false" fo:line-height="150%" fo:text-align="center" style:justify-single-word="false" fo:break-before="page"/>
    </style:style>
    <style:style style:name="P12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3" style:family="paragraph" style:parent-style-name="Normal_20__28_Web_29_">
      <style:paragraph-properties fo:margin-top="0.494cm" fo:margin-bottom="0.423cm" style:contextual-spacing="false" fo:line-height="150%" fo:text-align="center" style:justify-single-word="false"/>
    </style:style>
    <style:style style:name="P14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</style:style>
    <style:style style:name="P15" style:family="paragraph" style:parent-style-name="Normal_20__28_Web_29_">
      <style:paragraph-properties fo:margin-top="0.494cm" fo:margin-bottom="0.423cm" style:contextual-spacing="false" fo:line-height="150%" fo:text-align="center" style:justify-single-word="false"/>
      <style:text-properties officeooo:paragraph-rsid="001a0220"/>
    </style:style>
    <style:style style:name="P16" style:family="paragraph" style:parent-style-name="Normal_20__28_Web_29_" style:list-style-name="L1">
      <style:paragraph-properties fo:margin-top="0.494cm" fo:margin-bottom="0.423cm" style:contextual-spacing="false" fo:line-height="150%" fo:text-align="justify" style:justify-single-word="false"/>
      <style:text-properties officeooo:paragraph-rsid="001a0220"/>
    </style:style>
    <style:style style:name="P17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1ee9bf" style:font-size-asian="12.25pt" style:font-size-complex="14pt"/>
    </style:style>
    <style:style style:name="P18" style:family="paragraph" style:parent-style-name="Standard">
      <style:text-properties style:use-window-font-color="true" loext:opacity="0%" style:font-name="Droid Sans Mono" fo:font-size="10.5pt" fo:font-weight="normal" fo:background-color="transparent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officeooo:paragraph-rsid="00497692" fo:background-color="transparent"/>
    </style:style>
    <style:style style:name="P21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fo:font-size="14pt" officeooo:rsid="00497692" officeooo:paragraph-rsid="00497692" style:font-size-asian="12.25pt" style:font-size-complex="14pt"/>
    </style:style>
    <style:style style:name="P22" style:family="paragraph" style:parent-style-name="Standard">
      <style:paragraph-properties fo:margin-top="0.494cm" fo:margin-bottom="0.423cm" style:contextual-spacing="false" fo:line-height="150%" fo:text-align="justify" style:justify-single-word="false"/>
      <style:text-properties fo:font-size="14pt" officeooo:rsid="00497692" officeooo:paragraph-rsid="00497692" style:font-size-asian="12.25pt" style:font-size-complex="14pt"/>
    </style:style>
    <style:style style:name="P23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4" style:family="paragraph" style:parent-style-name="Table_20_Heading">
      <style:paragraph-properties fo:margin-top="0cm" fo:margin-bottom="0cm" style:contextual-spacing="false"/>
    </style:style>
    <style:style style:name="P25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able_20_Heading">
      <style:paragraph-properties fo:margin-left="0cm" fo:margin-right="0cm" fo:text-indent="0cm" style:auto-text-indent="false"/>
    </style:style>
    <style:style style:name="P27" style:family="paragraph" style:parent-style-name="Table_20_Contents">
      <style:paragraph-properties fo:margin-left="0cm" fo:margin-right="0cm" fo:text-indent="0cm" style:auto-text-indent="false"/>
    </style:style>
    <style:style style:name="P28" style:family="paragraph" style:parent-style-name="Standard">
      <style:text-properties style:use-window-font-color="true" loext:opacity="0%" style:font-name="Droid Sans Mono" fo:font-size="10.5pt" fo:font-weight="normal" fo:background-color="transparent" style:font-name-asian="Times New Roman1" style:font-size-asian="12.25pt" style:font-name-complex="Times New Roman1" style:font-size-complex="14pt"/>
    </style:style>
    <style:style style:name="P29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2b84d" style:font-size-asian="12.25pt" style:font-size-complex="14pt"/>
    </style:style>
    <style:style style:name="P30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fo:color="#000000" loext:opacity="100%" style:font-name="Times New Roman" fo:font-size="14pt" officeooo:rsid="004c0886" officeooo:paragraph-rsid="004c0886" style:font-name-asian="Times New Roman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32" style:family="paragraph" style:parent-style-name="Standard">
      <style:paragraph-properties fo:margin-top="0.494cm" fo:margin-bottom="0.494cm" style:contextual-spacing="false" fo:line-height="100%" fo:text-align="justify" style:justify-single-word="false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6pt" fo:font-weight="bold" officeooo:rsid="0046b5b4" style:font-size-asian="16pt" style:font-weight-asian="bold" style:font-size-complex="16pt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fo:font-weight="normal" officeooo:rsid="00187188" style:font-size-asian="14pt" style:font-weight-asian="normal" style:font-size-complex="14pt" style:font-weight-complex="normal"/>
    </style:style>
    <style:style style:name="T9" style:family="text">
      <style:text-properties fo:color="#000000" loext:opacity="100%" fo:font-size="14pt" officeooo:rsid="00187188" style:font-size-asian="14pt" style:font-size-complex="14pt"/>
    </style:style>
    <style:style style:name="T10" style:family="text">
      <style:text-properties fo:color="#000000" loext:opacity="100%" fo:font-size="14pt" officeooo:rsid="001a0220" style:font-size-asian="14pt" style:font-size-complex="14pt"/>
    </style:style>
    <style:style style:name="T11" style:family="text">
      <style:text-properties officeooo:rsid="00485b28"/>
    </style:style>
    <style:style style:name="T12" style:family="text">
      <style:text-properties officeooo:rsid="001f6e56"/>
    </style:style>
    <style:style style:name="T1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loext:opacity="100%" style:font-name="Times New Roman" fo:font-size="14pt" officeooo:rsid="004dbc1e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loext:opacity="100%" style:font-name="Times New Roman" fo:font-size="14pt" officeooo:rsid="001f3d8c" style:font-name-asian="Times New Roman1" style:font-size-asian="14pt" style:language-asian="ru" style:country-asian="RU" style:font-name-complex="Times New Roman1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/text:p>
      <text:p text:style-name="P2">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УЛЬЯНОВСКИЙ ГОСУДАРСТВЕННЫЙ ТЕХНИЧЕСКИЙ УНИВЕРСИТЕТ»</text:p>
      <text:p text:style-name="P2">Кафедра «Информационные системы»</text:p>
      <text:p text:style-name="P2">Дисциплина «Базы данных»</text:p>
      <text:p text:style-name="P3"><text:span text:style-name="T1">Лабораторная работа № </text:span><text:span text:style-name="T2">8</text:span></text:p>
      <text:p text:style-name="P4">Создание хранимых процедур и функций в PostgreSQL</text:p>
      <text:p text:style-name="P5"> </text:p>
      <text:p text:style-name="P6">Выполнил:</text:p>
      <text:p text:style-name="P6">студент гр. ПИбд-23</text:p>
      <text:p text:style-name="P7">Гуторов И. А.<text:span text:style-name="T3"> </text:span></text:p>
      <text:p text:style-name="P6">Проверил:</text:p>
      <text:p text:style-name="P6">ст.преподаватель</text:p>
      <text:p text:style-name="P6">Скалкин А. М.</text:p>
      <text:p text:style-name="P8"> </text:p>
      <text:p text:style-name="P9" loext:marker-style-name="T4"><text:span text:style-name="T4"><text:line-break/> Ульяновск, <text:line-break/> 2024 г.</text:span><text:span text:style-name="T4"/></text:p>
      <text:p text:style-name="P10" loext:marker-style-name="T5"/>
      <text:p text:style-name="P11" loext:marker-style-name="T6"><text:span text:style-name="T6">Задание по лабораторной</text:span></text:p>
      <text:p text:style-name="P12" loext:marker-style-name="T7"><text:span text:style-name="T7">Создание хранимых процедур и функций в PostgreSQL. Необходимо написать одну хранимую процедуру и одну функцию, обрабатывающие данные из таблиц и продемонстрировать их выполнение.</text:span></text:p>
      <text:p text:style-name="P13" loext:marker-style-name="T6"><text:span text:style-name="T6">Вариант</text:span><text:span text:style-name="T6"/></text:p>
      <text:p text:style-name="P14" loext:marker-style-name="T7"><text:span text:style-name="T7">Предметная область: IT-компания</text:span><text:span text:style-name="T7"/></text:p>
      <text:p text:style-name="P14" loext:marker-style-name="T7"><text:span text:style-name="T7">Учет оказываемых услуг IT-компанией. Фирма заключает договоры на сопровождение готовых систем, а также разрабатывает свои собственные программные продукты. Работа выполняется со сторонними организациями. При заключении договора определяется перечень оказываемых услуг, сумма договора, ответственный исполнитель и сроки выполнения работ. Необходимо контролировать выполнение договоров в разрезе ответственных исполнителей и организаций.</text:span><text:span text:style-name="T7"/></text:p>
      <text:p text:style-name="P15" loext:marker-style-name="T6"><text:span text:style-name="T6">Материалы с прошлой лабораторной</text:span></text:p>
      <text:list text:style-name="L1">
        <text:list-item>
          <text:p text:style-name="P16" loext:marker-style-name="T6"><text:span text:style-name="T8">Созданный </text:span><text:span text:style-name="T9">набор таблиц с заполненными стр</text:span><text:span text:style-name="T10">оками.</text:span></text:p>
        </text:list-item>
      </text:list>
      <text:p text:style-name="P13" loext:marker-style-name="T6"><text:span text:style-name="T6">Выполнение лабораторной</text:span></text:p>
      <text:list text:style-name="L2">
        <text:list-item>
          <text:p text:style-name="P17">Написание запроса для <text:span text:style-name="T11">создания процедуры</text:span> <text:span text:style-name="T12">и его выполнение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8">CREATE OR REPLACE PROCEDURE add_category(category_type varchar(50))</text:p>
            <text:p text:style-name="P19">LANGUAGE plpgsql</text:p>
            <text:p text:style-name="P19">AS $$</text:p>
            <text:p text:style-name="P19">BEGIN</text:p>
            <text:p text:style-name="P19">INSERT INTO category(type)</text:p>
            <text:p text:style-name="P19">VALUES(category_type);</text:p>
            <text:p text:style-name="P19">END;</text:p>
            <text:p text:style-name="P20">$$;</text:p>
          </table:table-cell>
        </table:table-row>
      </table:table>
      <text:p text:style-name="P21">До вызова процедуры:</text:p>
      <text:p text:style-name="P2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3"/>
            </table:table-cell>
            <table:table-cell table:style-name="Table2.A1" office:value-type="string">
              <text:p text:style-name="P24">id</text:p>
              <text:p text:style-name="P25">integer</text:p>
            </table:table-cell>
            <table:table-cell table:style-name="Table2.A1" office:value-type="string">
              <text:p text:style-name="P24">type</text:p>
              <text:p text:style-name="P25">character varying</text:p>
            </table:table-cell>
          </table:table-row>
        </table:table-header-rows>
        <table:table-row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7">1</text:p>
          </table:table-cell>
          <table:table-cell table:style-name="Table2.A1" office:value-type="string">
            <text:p text:style-name="P27">Поддержка </text:p>
          </table:table-cell>
        </table:table-row>
        <table:table-row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Table_20_Contents">Разработка</text:p>
          </table:table-cell>
        </table:table-row>
      </table:table>
      <text:p text:style-name="P21">После вызова процедуры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CALL add_category('Coś nowego')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3"/>
            </table:table-cell>
            <table:table-cell table:style-name="Table5.A1" office:value-type="string">
              <text:p text:style-name="P24">id</text:p>
              <text:p text:style-name="P25">integer</text:p>
            </table:table-cell>
            <table:table-cell table:style-name="Table5.A1" office:value-type="string">
              <text:p text:style-name="P24">type</text:p>
              <text:p text:style-name="P25">character varying</text:p>
            </table:table-cell>
          </table:table-row>
        </table:table-header-rows>
        <table:table-row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7">1</text:p>
          </table:table-cell>
          <table:table-cell table:style-name="Table5.A1" office:value-type="string">
            <text:p text:style-name="P27">Поддержка</text:p>
          </table:table-cell>
        </table:table-row>
        <table:table-row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7">2</text:p>
          </table:table-cell>
          <table:table-cell table:style-name="Table5.A1" office:value-type="string">
            <text:p text:style-name="P27">Разработка</text:p>
          </table:table-cell>
        </table:table-row>
        <table:table-row>
          <table:table-cell table:style-name="Table5.A1" office:value-type="string">
            <text:p text:style-name="P26">3</text:p>
          </table:table-cell>
          <table:table-cell table:style-name="Table5.A1" office:value-type="string">
            <text:p text:style-name="P27">6</text:p>
          </table:table-cell>
          <table:table-cell table:style-name="Table5.A1" office:value-type="string">
            <text:p text:style-name="Table_20_Contents">Coś nowego</text:p>
          </table:table-cell>
        </table:table-row>
      </table:table>
      <text:list text:continue-numbering="true" text:style-name="L2">
        <text:list-item>
          <text:p text:style-name="P29">Написание запроса для <text:span text:style-name="T11">создания функции</text:span> <text:span text:style-name="T12">и его выполнение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8">CREATE OR REPLACE FUNCTION get_average_payment_amount(category_id integer)</text:p>
            <text:p text:style-name="P19">RETURNS numeric</text:p>
            <text:p text:style-name="P19">AS $$</text:p>
            <text:p text:style-name="P19">DECLARE</text:p>
            <text:p text:style-name="P19">avg_payment numeric;</text:p>
            <text:p text:style-name="P19">BEGIN</text:p>
            <text:p text:style-name="P19">SELECT</text:p>
            <text:p text:style-name="P19">avg(paymentamount) INTO avg_payment</text:p>
            <text:p text:style-name="P19">FROM</text:p>
            <text:p text:style-name="P19">contract</text:p>
            <text:p text:style-name="P19">WHERE</text:p>
            <text:p text:style-name="P19">categoryid = category_id;</text:p>
            <text:p text:style-name="P19">RETURN avg_payment;</text:p>
            <text:p text:style-name="P19">END;</text:p>
            <text:p text:style-name="P19">$$</text:p>
            <text:p text:style-name="P19">LANGUAGE plpgsql;</text:p>
          </table:table-cell>
        </table:table-row>
      </table:table>
      <text:p text:style-name="P30"><text:soft-page-break/>Результат вызова функции: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3"/>
            </table:table-cell>
            <table:table-cell table:style-name="Table6.A1" office:value-type="string">
              <text:p text:style-name="P24">get_average_payment_amount</text:p>
              <text:p text:style-name="P25">numeric</text:p>
            </table:table-cell>
            <table:table-cell table:style-name="Table6.A1" office:value-type="string">
              <text:p text:style-name="P24">get_average_payment_amount</text:p>
              <text:p text:style-name="P25">numeric</text:p>
            </table:table-cell>
          </table:table-row>
        </table:table-header-rows>
        <table:table-row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7">34000.000000000000</text:p>
          </table:table-cell>
          <table:table-cell table:style-name="Table6.A1" office:value-type="string">
            <text:p text:style-name="Table_20_Contents">31000.000000000000</text:p>
          </table:table-cell>
        </table:table-row>
      </table:table>
      <text:p text:style-name="P31" loext:marker-style-name="T13"><text:span text:style-name="T13">Вывод</text:span></text:p>
      <text:p text:style-name="P32" loext:marker-style-name="T14"><text:span text:style-name="T14">Я научился </text:span><text:span text:style-name="T15">создавать хранимые процедуры и функции в PostgreSQL, обрабатывающие данные из таблиц</text:span><text:span text:style-name="T1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utorov</meta:initial-creator>
    <meta:editing-cycles>92</meta:editing-cycles>
    <meta:creation-date>2024-09-13T09:48:00</meta:creation-date>
    <dc:date>2024-12-05T19:33:55.163525678</dc:date>
    <meta:editing-duration>PT7H56M4S</meta:editing-duration>
    <meta:generator>LibreOffice/24.8.3.2$Linux_X86_64 LibreOffice_project/480$Build-2</meta:generator>
    <meta:document-statistic meta:table-count="6" meta:image-count="0" meta:object-count="0" meta:page-count="4" meta:paragraph-count="88" meta:word-count="265" meta:character-count="2143" meta:non-whitespace-character-count="1959"/>
    <meta:user-defined meta:name="AppVersion">16.0000</meta:user-defined>
    <meta:template xlink:type="simple" xlink:actuate="onRequest" xlink:title="Normal.dotm" xlink:href=""/>
  </office:meta>
</office:document-meta>
</file>